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4540" officeooo:paragraph-rsid="00114540"/>
    </style:style>
    <style:style style:name="T1" style:family="text">
      <style:text-properties officeooo:rsid="00114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. </text:span>I want this job because it presents me an opportunity to use my skills and knowledge of software development <text:s/>also, an opportunity to grow my skills.</text:p>
      <text:p text:style-name="Standard"/>
      <text:p text:style-name="P1">2. I will make a difference in this role by contributing my skills and knowledge of software development to build the company's projects.</text:p>
      <text:p text:style-name="P1">3. I have never been fired.</text:p>
      <text:p text:style-name="P1">4. <text:s/>A satisfying position allows me to utilize my strengths to contribute to significant tasks, which can build a sense of accomplishment and when I am given straightforward guidelines and expectations.</text:p>
      <text:p text:style-name="P1">5. I get excited when I meet my task deadline and when I learn something new.</text:p>
      <text:p text:style-name="P1">6. In three years from now I want to be deep into machine learning and an expert in cloud computing.</text:p>
      <text:p text:style-name="P1">7. One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21:41:22.285911484</meta:creation-date>
    <dc:date>2020-06-02T21:46:58.259640208</dc:date>
    <meta:editing-duration>PT5M36S</meta:editing-duration>
    <meta:editing-cycles>1</meta:editing-cycles>
    <meta:document-statistic meta:table-count="0" meta:image-count="0" meta:object-count="0" meta:page-count="1" meta:paragraph-count="7" meta:word-count="126" meta:character-count="706" meta:non-whitespace-character-count="585"/>
    <meta:generator>LibreOffice/6.0.7.3$Linux_X86_64 LibreOffice_project/00m0$Build-3</meta:generator>
  </office:meta>
</office:document-meta>
</file>